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3F000019F8000016E167ADC9A146B0DE87.svm" manifest:media-type=""/>
  <manifest:file-entry manifest:full-path="Pictures/100034D7000008D800000648BF97BECB94229F2F.svg" manifest:media-type="image/svg+xml"/>
  <manifest:file-entry manifest:full-path="Pictures/10000201000000560000003D5582D84696853BE5.png" manifest:media-type="image/png"/>
  <manifest:file-entry manifest:full-path="Pictures/1000B18C00003423000028488A791A62693C8729.svg" manifest:media-type="image/svg+xml"/>
  <manifest:file-entry manifest:full-path="Pictures/10000201000001F80000018642DB94D5B502BB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Hack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3399ff" draw:textarea-horizontal-align="justify" draw:textarea-vertical-align="middle" draw:auto-grow-height="false" fo:min-height="0.126cm" fo:min-width="0.326cm"/>
    </style:style>
    <style:style style:name="gr4" style:family="graphic" style:parent-style-name="standard">
      <style:graphic-properties draw:stroke="none" draw:fill-color="#ff6600" draw:textarea-horizontal-align="justify" draw:textarea-vertical-align="middle" draw:auto-grow-height="false" fo:min-height="0.126cm" fo:min-width="0.326cm"/>
    </style:style>
    <style:style style:name="gr5" style:family="graphic" style:parent-style-name="standard">
      <style:graphic-properties draw:stroke="none" draw:fill-color="#cc00cc" draw:textarea-horizontal-align="justify" draw:textarea-vertical-align="middle" draw:auto-grow-height="false" fo:min-height="0.126cm" fo:min-width="0.326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-color="#339999" draw:textarea-horizontal-align="justify" draw:textarea-vertical-align="middle" draw:auto-grow-height="false" fo:min-height="0.126cm" fo:min-width="1.451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46cm, 0cm, 0cm, 0cm)" draw:image-opacity="100%" style:mirror="none"/>
    </style:style>
    <style:style style:name="gr9" style:family="graphic" style:parent-style-name="standard">
      <style:graphic-properties draw:stroke="none" draw:fill-color="#0066cc" draw:textarea-horizontal-align="justify" draw:textarea-vertical-align="middle" draw:auto-grow-height="false" fo:min-height="0.251cm" fo:min-width="1.376cm" fo:wrap-option="no-wrap"/>
    </style:style>
    <style:style style:name="gr10" style:family="graphic" style:parent-style-name="standard">
      <style:graphic-properties draw:stroke="solid" svg:stroke-width="0.035cm" svg:stroke-color="#ffffff" draw:marker-start-width="0.252cm" draw:marker-end-width="0.252cm" draw:fill-color="#ff66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ffffff" draw:marker-start-width="0.252cm" draw:marker-end-width="0.252cm" draw:fill-color="#cc00cc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ffffff" draw:marker-start-width="0.252cm" draw:marker-end-width="0.252cm" draw:fill-color="#0099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399ff"/>
      <style:paragraph-properties fo:text-align="center"/>
      <style:text-properties fo:color="#ffffff" style:font-name="Hack1" fo:font-size="12pt" fo:font-style="normal" fo:font-weight="bold" style:font-size-asian="12pt" style:font-weight-asian="bold" style:font-size-complex="12pt" style:font-weight-complex="bold"/>
    </style:style>
    <style:style style:name="P4" style:family="paragraph">
      <loext:graphic-properties draw:fill-color="#ff6600"/>
      <style:paragraph-properties fo:text-align="center"/>
      <style:text-properties fo:color="#ffffff" style:font-name="Hack1" fo:font-size="12pt" fo:font-style="normal" fo:font-weight="bold" style:font-size-asian="12pt" style:font-weight-asian="bold" style:font-size-complex="12pt" style:font-weight-complex="bold"/>
    </style:style>
    <style:style style:name="P5" style:family="paragraph">
      <loext:graphic-properties draw:fill-color="#cc00cc"/>
      <style:paragraph-properties fo:text-align="center"/>
      <style:text-properties fo:color="#ffffff" style:font-name="Hack1" fo:font-size="12pt" fo:font-style="normal" fo:font-weight="bold" style:font-size-asian="12pt" style:font-weight-asian="bold" style:font-size-complex="12pt" style:font-weight-complex="bold"/>
    </style:style>
    <style:style style:name="P6" style:family="paragraph">
      <loext:graphic-properties draw:fill-color="#339999"/>
      <style:paragraph-properties fo:text-align="center"/>
      <style:text-properties fo:color="#ffffff" style:font-name="Hack1" fo:font-size="12pt" fo:font-style="normal" fo:font-weight="bold" style:font-size-asian="12pt" style:font-weight-asian="bold" style:font-size-complex="12pt" style:font-weight-complex="bold"/>
    </style:style>
    <style:style style:name="P7" style:family="paragraph">
      <loext:graphic-properties draw:fill-color="#0066cc"/>
      <style:paragraph-properties fo:text-align="center"/>
      <style:text-properties fo:color="#ffffff" style:font-name="Hack1"/>
    </style:style>
    <style:style style:name="P8" style:family="paragraph">
      <loext:graphic-properties draw:fill-color="#ff6600"/>
      <style:paragraph-properties fo:text-align="center"/>
    </style:style>
    <style:style style:name="P9" style:family="paragraph">
      <loext:graphic-properties draw:fill-color="#cc00cc"/>
      <style:paragraph-properties fo:text-align="center"/>
    </style:style>
    <style:style style:name="P10" style:family="paragraph">
      <loext:graphic-properties draw:fill-color="#0099ff"/>
      <style:paragraph-properties fo:text-align="center"/>
    </style:style>
    <style:style style:name="T1" style:family="text">
      <style:text-properties fo:color="#ffffff" style:font-name="Hack1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ffffff" style:font-name="Hack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825cm" svg:y1="4.625cm" svg:x2="7.825cm" svg:y2="5.5cm">
          <text:p/>
        </draw:line>
        <draw:line draw:style-name="gr1" draw:text-style-name="P1" draw:layer="layout" svg:x1="1.3cm" svg:y1="4.7cm" svg:x2="1.3cm" svg:y2="5.575cm">
          <text:p/>
        </draw:line>
        <draw:line draw:style-name="gr1" draw:text-style-name="P1" draw:layer="layout" svg:x1="1.3cm" svg:y1="0.825cm" svg:x2="1.3cm" svg:y2="3.95cm">
          <text:p/>
        </draw:line>
        <draw:line draw:style-name="gr1" draw:text-style-name="P1" draw:layer="layout" svg:x1="1.8cm" svg:y1="1.2cm" svg:x2="7.425cm" svg:y2="4.075cm">
          <text:p/>
        </draw:line>
        <draw:line draw:style-name="gr1" draw:text-style-name="P1" draw:layer="layout" svg:x1="7.55cm" svg:y1="1.075cm" svg:x2="1.675cm" svg:y2="4.075cm">
          <text:p/>
        </draw:line>
        <draw:line draw:style-name="gr1" draw:text-style-name="P1" draw:layer="layout" svg:x1="7.8cm" svg:y1="0.826cm" svg:x2="7.8cm" svg:y2="3.951cm">
          <text:p/>
        </draw:line>
        <draw:line draw:style-name="gr1" draw:text-style-name="P1" draw:layer="layout" svg:x1="1.926cm" svg:y1="4.4cm" svg:x2="7.301cm" svg:y2="4.4cm">
          <text:p/>
        </draw:line>
        <draw:line draw:style-name="gr1" draw:text-style-name="P1" draw:layer="layout" svg:x1="1.925cm" svg:y1="0.9cm" svg:x2="7.3cm" svg:y2="0.9cm">
          <text:p/>
        </draw:line>
        <draw:frame draw:style-name="gr2" draw:text-style-name="P1" draw:layer="layout" svg:width="1.8cm" svg:height="1.28cm" svg:x="0.424cm" svg:y="5.369cm">
          <draw:image xlink:href="Pictures/100034D7000008D800000648BF97BECB94229F2F.svg" xlink:type="simple" xlink:show="embed" xlink:actuate="onLoad">
            <text:p/>
          </draw:image>
          <draw:image xlink:href="Pictures/10000201000000560000003D5582D84696853BE5.png" xlink:type="simple" xlink:show="embed" xlink:actuate="onLoad"/>
        </draw:frame>
        <draw:frame draw:style-name="gr2" draw:text-style-name="P1" draw:layer="layout" svg:width="1.8cm" svg:height="1.39cm" svg:x="6.949cm" svg:y="5.374cm">
          <draw:image xlink:href="Pictures/1000B18C00003423000028488A791A62693C8729.svg" xlink:type="simple" xlink:show="embed" xlink:actuate="onLoad">
            <text:p/>
          </draw:image>
          <draw:image xlink:href="Pictures/10000201000001F80000018642DB94D5B502BB94.png" xlink:type="simple" xlink:show="embed" xlink:actuate="onLoad"/>
        </draw:frame>
        <draw:custom-shape draw:style-name="gr3" draw:text-style-name="P3" draw:layer="layout" svg:width="0.825cm" svg:height="0.375cm" draw:transform="rotate (1.5707963267949) translate (0.8cm 3.45cm)">
          <text:p text:style-name="P2"><text:span text:style-name="T1">P2</text:span></text:p>
          <draw:enhanced-geometry svg:viewBox="0 0 21600 21600" draw:text-areas="0 0 21600 21600" draw:type="chevron" draw:modifiers="15585.472154963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825cm" svg:height="0.375cm" draw:transform="rotate (0.523598775598299) translate (1.8cm 3.49cm)">
          <text:p text:style-name="P2"><text:span text:style-name="T1">P1</text:span></text:p>
          <draw:enhanced-geometry svg:viewBox="0 0 21600 21600" draw:text-areas="0 0 21600 21600" draw:type="chevron" draw:modifiers="15585.472154963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825cm" svg:height="0.375cm" svg:x="2.475cm" svg:y="3.95cm">
          <text:p text:style-name="P2"><text:span text:style-name="T1">P3</text:span></text:p>
          <draw:enhanced-geometry svg:viewBox="0 0 21600 21600" draw:text-areas="0 0 21600 21600" draw:type="chevron" draw:modifiers="15585.472154963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825cm" svg:height="0.375cm" draw:transform="rotate (-0.511032404983939) translate (3.114cm 1.145cm)">
          <text:p text:style-name="P2"><text:span text:style-name="T1">P2</text:span></text:p>
          <draw:enhanced-geometry svg:viewBox="0 0 21600 21600" draw:text-areas="0 0 21600 21600" draw:type="chevron" draw:modifiers="15585.472154963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0.825cm" svg:height="0.375cm" draw:transform="rotate (-0.516442925665122) translate (6.539cm 3.05cm)">
          <text:p text:style-name="P2"><text:span text:style-name="T1">P1</text:span></text:p>
          <draw:enhanced-geometry svg:viewBox="0 0 21600 21600" draw:text-areas="0 0 21600 21600" draw:type="chevron" draw:modifiers="15585.472154963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1" draw:layer="layout" svg:width="2cm" svg:height="1.76cm" svg:x="6.825cm" svg:y="3.225cm">
          <draw:image xlink:href="Pictures/2000003F000019F8000016E167ADC9A146B0DE87.svm" xlink:type="simple" xlink:show="embed" xlink:actuate="onLoad">
            <text:p/>
          </draw:image>
        </draw:frame>
        <draw:custom-shape draw:style-name="gr7" draw:text-style-name="P6" draw:layer="layout" svg:width="1.95cm" svg:height="0.375cm" draw:transform="rotate (-1.54967784284577) translate (9.053cm 4.32cm)">
          <text:p text:style-name="P2"><text:span text:style-name="T1">P2/P1/P3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1" draw:layer="layout" svg:width="2cm" svg:height="1.385cm" svg:x="6.825cm" svg:y="0.2cm">
          <draw:image xlink:href="Pictures/2000003F000019F8000016E167ADC9A146B0DE87.svm" xlink:type="simple" xlink:show="embed" xlink:actuate="onLoad">
            <text:p/>
          </draw:image>
        </draw:frame>
        <draw:custom-shape draw:style-name="gr9" draw:text-style-name="P7" draw:layer="layout" svg:width="1.875cm" svg:height="0.5cm" svg:x="8.05cm" svg:y="1.575cm">
          <text:p text:style-name="P2"><text:span text:style-name="T2">routeur</text:span></text:p>
          <draw:enhanced-geometry svg:viewBox="0 0 21600 21600" draw:glue-points="10800 0 0 10800 10800 21600 21600 10800 ?f40 ?f41" draw:text-areas="0 0 21600 21600" draw:type="rectangular-callout" draw:modifiers="1980.38379530917 -17547.3053892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" draw:layer="layout" svg:width="2cm" svg:height="1.385cm" svg:x="0.225cm" svg:y="0.2cm">
          <draw:image xlink:href="Pictures/2000003F000019F8000016E167ADC9A146B0DE87.svm" xlink:type="simple" xlink:show="embed" xlink:actuate="onLoad">
            <text:p/>
          </draw:image>
        </draw:frame>
        <draw:custom-shape draw:style-name="gr10" draw:text-style-name="P8" draw:layer="layout" svg:width="0.375cm" svg:height="0.25cm" svg:x="1.05cm" svg:y="0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2cm" svg:height="1.76cm" svg:x="3.425cm" svg:y="1.325cm">
          <draw:image xlink:href="Pictures/2000003F000019F8000016E167ADC9A146B0DE87.svm" xlink:type="simple" xlink:show="embed" xlink:actuate="onLoad">
            <text:p/>
          </draw:image>
        </draw:frame>
        <draw:custom-shape draw:style-name="gr11" draw:text-style-name="P9" draw:layer="layout" svg:width="0.375cm" svg:height="0.25cm" svg:x="4.3cm" svg:y="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825cm" svg:height="0.375cm" draw:transform="rotate (-0.516442925665122) translate (5.485cm 2.45cm)">
          <text:p text:style-name="P2"><text:span text:style-name="T1">P2</text:span></text:p>
          <draw:enhanced-geometry svg:viewBox="0 0 21600 21600" draw:text-areas="0 0 21600 21600" draw:type="chevron" draw:modifiers="15585.472154963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1" draw:layer="layout" svg:width="2cm" svg:height="1.76cm" svg:x="0.325cm" svg:y="3.225cm">
          <draw:image xlink:href="Pictures/2000003F000019F8000016E167ADC9A146B0DE87.svm" xlink:type="simple" xlink:show="embed" xlink:actuate="onLoad">
            <text:p/>
          </draw:image>
        </draw:frame>
        <draw:custom-shape draw:style-name="gr12" draw:text-style-name="P10" draw:layer="layout" svg:width="0.375cm" svg:height="0.25cm" svg:x="1.05cm" svg:y="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95cm" svg:height="0.375cm" draw:transform="rotate (1.5707963267949) translate (0.2cm 6.275cm)">
          <text:p text:style-name="P2"><text:span text:style-name="T1">P3/P2/P1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Hack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7-02-15T10:02:15.510043278</meta:creation-date>
    <dc:date>2017-02-22T18:43:16.972321550</dc:date>
    <dc:creator>Philippe Latu</dc:creator>
    <meta:editing-duration>PT40M18S</meta:editing-duration>
    <meta:editing-cycles>8</meta:editing-cycles>
    <meta:generator>LibreOffice/5.2.5.1$Linux_X86_64 LibreOffice_project/20m0$Build-1</meta:generator>
    <meta:document-statistic meta:object-count="27"/>
  </office:meta>
</office:document-meta>
</file>